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=6" table:style-name="ta1">
        <table:shapes>
          <draw:frame draw:z-index="0" draw:style-name="gr1" draw:text-style-name="P1" svg:width="12.9579in" svg:height="7.8965in" svg:x="5.6016in" svg:y="0.387in">
            <draw:object draw:notify-on-update-of-ranges="'n=6'.A3:'n=6'.A13 'n=6'.E3:'n=6'.E13 'n=6'.A3:'n=6'.A13 'n=6'.F3:'n=6'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cheat</text:p>
          </table:table-cell>
          <table:table-cell office:value-type="string" calcext:value-type="string">
            <text:p>moy sur 50</text:p>
          </table:table-cell>
          <table:table-cell office:value-type="string" calcext:value-type="string">
            <text:p>moy sur 50</text:p>
          </table:table-cell>
          <table:table-cell/>
          <table:table-cell office:value-type="string" calcext:value-type="string">
            <text:p>moy précédents</text:p>
          </table:table-cell>
          <table:table-cell office:value-type="string" calcext:value-type="string">
            <text:p>moy sur 500</text:p>
          </table:table-cell>
          <table:table-cell office:value-type="string" calcext:value-type="string">
            <text:p>moves sur 50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48000" calcext:value-type="float">
            <text:p>548000</text:p>
          </table:table-cell>
          <table:table-cell office:value-type="float" office:value="595000" calcext:value-type="float">
            <text:p>595000</text:p>
          </table:table-cell>
          <table:table-cell table:formula="of:=[.B2]+[.C2]" office:value-type="float" office:value="1143000" calcext:value-type="float">
            <text:p>1143000</text:p>
          </table:table-cell>
          <table:table-cell table:formula="of:=[.D2]/2" office:value-type="float" office:value="571500" calcext:value-type="float">
            <text:p>571500</text:p>
          </table:table-cell>
          <table:table-cell office:value-type="float" office:value="556076" calcext:value-type="float">
            <text:p>55607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240" calcext:value-type="float">
            <text:p>105240</text:p>
          </table:table-cell>
          <table:table-cell table:formula="of:=[.B3]+[.C3]" office:value-type="float" office:value="225240" calcext:value-type="float">
            <text:p>225240</text:p>
          </table:table-cell>
          <table:table-cell table:formula="of:=[.D3]/2" office:value-type="float" office:value="112620" calcext:value-type="float">
            <text:p>112620</text:p>
          </table:table-cell>
          <table:table-cell office:value-type="float" office:value="139342" calcext:value-type="float">
            <text:p>13934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97440" calcext:value-type="float">
            <text:p>97440</text:p>
          </table:table-cell>
          <table:table-cell office:value-type="float" office:value="112760" calcext:value-type="float">
            <text:p>112760</text:p>
          </table:table-cell>
          <table:table-cell table:formula="of:=[.B4]+[.C4]" office:value-type="float" office:value="210200" calcext:value-type="float">
            <text:p>210200</text:p>
          </table:table-cell>
          <table:table-cell table:formula="of:=[.D4]/2" office:value-type="float" office:value="105100" calcext:value-type="float">
            <text:p>105100</text:p>
          </table:table-cell>
          <table:table-cell office:value-type="float" office:value="104712" calcext:value-type="float">
            <text:p>104712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09060" calcext:value-type="float">
            <text:p>109060</text:p>
          </table:table-cell>
          <table:table-cell office:value-type="float" office:value="103502" calcext:value-type="float">
            <text:p>10350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3320" calcext:value-type="float">
            <text:p>93320</text:p>
          </table:table-cell>
          <table:table-cell office:value-type="float" office:value="88440" calcext:value-type="float">
            <text:p>88440</text:p>
          </table:table-cell>
          <table:table-cell table:formula="of:=[.B6]+[.C6]" office:value-type="float" office:value="181760" calcext:value-type="float">
            <text:p>181760</text:p>
          </table:table-cell>
          <table:table-cell table:formula="of:=[.D6]/2" office:value-type="float" office:value="90880" calcext:value-type="float">
            <text:p>90880</text:p>
          </table:table-cell>
          <table:table-cell office:value-type="float" office:value="90036" calcext:value-type="float">
            <text:p>90036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84780" calcext:value-type="float">
            <text:p>84780</text:p>
          </table:table-cell>
          <table:table-cell office:value-type="float" office:value="95242" calcext:value-type="float">
            <text:p>95242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96340" calcext:value-type="float">
            <text:p>96340</text:p>
          </table:table-cell>
          <table:table-cell office:value-type="float" office:value="104720" calcext:value-type="float">
            <text:p>104720</text:p>
          </table:table-cell>
          <table:table-cell table:formula="of:=[.B8]+[.C8]" office:value-type="float" office:value="201060" calcext:value-type="float">
            <text:p>201060</text:p>
          </table:table-cell>
          <table:table-cell table:formula="of:=[.D8]/2" office:value-type="float" office:value="100530" calcext:value-type="float">
            <text:p>100530</text:p>
          </table:table-cell>
          <table:table-cell office:value-type="float" office:value="83028" calcext:value-type="float">
            <text:p>8302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97890" calcext:value-type="float">
            <text:p>97890</text:p>
          </table:table-cell>
          <table:table-cell office:value-type="float" office:value="90592" calcext:value-type="float">
            <text:p>90592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93170" calcext:value-type="float">
            <text:p>93170</text:p>
          </table:table-cell>
          <table:table-cell office:value-type="float" office:value="89920" calcext:value-type="float">
            <text:p>89920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92540" calcext:value-type="float">
            <text:p>92540</text:p>
          </table:table-cell>
          <table:table-cell office:value-type="float" office:value="96540" calcext:value-type="float">
            <text:p>96540</text:p>
          </table:table-cell>
          <table:table-cell table:formula="of:=[.B11]+[.C11]" office:value-type="float" office:value="189080" calcext:value-type="float">
            <text:p>189080</text:p>
          </table:table-cell>
          <table:table-cell table:formula="of:=[.D11]/2" office:value-type="float" office:value="94540" calcext:value-type="float">
            <text:p>94540</text:p>
          </table:table-cell>
          <table:table-cell office:value-type="float" office:value="94282" calcext:value-type="float">
            <text:p>94282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96560" calcext:value-type="float">
            <text:p>96560</text:p>
          </table:table-cell>
          <table:table-cell office:value-type="float" office:value="99840" calcext:value-type="float">
            <text:p>99840</text:p>
          </table:table-cell>
          <table:table-cell table:formula="of:=[.B12]+[.C12]" office:value-type="float" office:value="196400" calcext:value-type="float">
            <text:p>196400</text:p>
          </table:table-cell>
          <table:table-cell table:formula="of:=[.D12]/2" office:value-type="float" office:value="98200" calcext:value-type="float">
            <text:p>98200</text:p>
          </table:table-cell>
          <table:table-cell office:value-type="float" office:value="98420" calcext:value-type="float">
            <text:p>98420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17460" calcext:value-type="float">
            <text:p>117460</text:p>
          </table:table-cell>
          <table:table-cell office:value-type="float" office:value="129560" calcext:value-type="float">
            <text:p>129560</text:p>
          </table:table-cell>
          <table:table-cell table:formula="of:=[.B13]+[.C13]" office:value-type="float" office:value="247020" calcext:value-type="float">
            <text:p>247020</text:p>
          </table:table-cell>
          <table:table-cell table:formula="of:=[.D13]/2" office:value-type="float" office:value="123510" calcext:value-type="float">
            <text:p>123510</text:p>
          </table:table-cell>
          <table:table-cell office:value-type="float" office:value="123276" calcext:value-type="float">
            <text:p>123276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109180" calcext:value-type="float">
            <text:p>109180</text:p>
          </table:table-cell>
          <table:table-cell office:value-type="float" office:value="127880" calcext:value-type="float">
            <text:p>127880</text:p>
          </table:table-cell>
          <table:table-cell table:formula="of:=[.B14]+[.C14]" office:value-type="float" office:value="237060" calcext:value-type="float">
            <text:p>237060</text:p>
          </table:table-cell>
          <table:table-cell table:formula="of:=[.D14]/2" office:value-type="float" office:value="118530" calcext:value-type="float">
            <text:p>118530</text:p>
          </table:table-cell>
          <table:table-cell office:value-type="float" office:value="157322" calcext:value-type="float">
            <text:p>157322</text:p>
          </table:table-cell>
          <table:table-cell office:value-type="float" office:value="1664" calcext:value-type="float">
            <text:p>1664</text:p>
          </table:table-cell>
        </table:table-row>
        <table:table-row table:style-name="ro3" table:number-rows-repeated="14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3" table:number-rows-repeated="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=7" table:style-name="ta1">
        <table:shapes>
          <draw:frame draw:z-index="0" draw:style-name="gr1" draw:text-style-name="P1" svg:width="12.2925in" svg:height="6.7961in" svg:x="6.6177in" svg:y="0.3886in">
            <draw:object draw:notify-on-update-of-ranges="'n=7'.A4:'n=7'.A15 'n=7'.B4:'n=7'.B15 'n=7'.A4:'n=7'.A15 'n=7'.D4:'n=7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/>
          <table:table-cell table:style-name="ce1" office:value-type="string" calcext:value-type="string" table:number-columns-spanned="2" table:number-rows-spanned="1">
            <text:p>Exp. 1 <text:s/>(sample 300)</text:p>
          </table:table-cell>
          <table:covered-table-cell/>
          <table:table-cell table:style-name="ce1" office:value-type="string" calcext:value-type="string" table:number-columns-spanned="2" table:number-rows-spanned="1">
            <text:p>Exp. 2 (sample 3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62746" calcext:value-type="float">
            <text:p>562746</text:p>
          </table:table-cell>
          <table:table-cell office:value-type="float" office:value="163" calcext:value-type="float">
            <text:p>163</text:p>
          </table:table-cell>
          <table:table-cell office:value-type="float" office:value="554300" calcext:value-type="float">
            <text:p>554300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47026" calcext:value-type="float">
            <text:p>147026</text:p>
          </table:table-cell>
          <table:table-cell office:value-type="float" office:value="222" calcext:value-type="float">
            <text:p>222</text:p>
          </table:table-cell>
          <table:table-cell office:value-type="float" office:value="132386" calcext:value-type="float">
            <text:p>13238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20133" calcext:value-type="float">
            <text:p>120133</text:p>
          </table:table-cell>
          <table:table-cell office:value-type="float" office:value="292" calcext:value-type="float">
            <text:p>292</text:p>
          </table:table-cell>
          <table:table-cell office:value-type="float" office:value="113760" calcext:value-type="float">
            <text:p>113760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05230" calcext:value-type="float">
            <text:p>105230</text:p>
          </table:table-cell>
          <table:table-cell office:value-type="float" office:value="295" calcext:value-type="float">
            <text:p>295</text:p>
          </table:table-cell>
          <table:table-cell office:value-type="float" office:value="107020" calcext:value-type="float">
            <text:p>10702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9540" calcext:value-type="float">
            <text:p>99540</text:p>
          </table:table-cell>
          <table:table-cell office:value-type="float" office:value="310" calcext:value-type="float">
            <text:p>310</text:p>
          </table:table-cell>
          <table:table-cell office:value-type="float" office:value="110686" calcext:value-type="float">
            <text:p>110686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8840" calcext:value-type="float">
            <text:p>108840</text:p>
          </table:table-cell>
          <table:table-cell office:value-type="float" office:value="370" calcext:value-type="float">
            <text:p>370</text:p>
          </table:table-cell>
          <table:table-cell office:value-type="float" office:value="102070" calcext:value-type="float">
            <text:p>10207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11673" calcext:value-type="float">
            <text:p>111673</text:p>
          </table:table-cell>
          <table:table-cell office:value-type="float" office:value="416" calcext:value-type="float">
            <text:p>416</text:p>
          </table:table-cell>
          <table:table-cell office:value-type="float" office:value="102583" calcext:value-type="float">
            <text:p>102583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99153" calcext:value-type="float">
            <text:p>99153</text:p>
          </table:table-cell>
          <table:table-cell office:value-type="float" office:value="396" calcext:value-type="float">
            <text:p>396</text:p>
          </table:table-cell>
          <table:table-cell office:value-type="float" office:value="111173" calcext:value-type="float">
            <text:p>111173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07310" calcext:value-type="float">
            <text:p>107310</text:p>
          </table:table-cell>
          <table:table-cell office:value-type="float" office:value="467" calcext:value-type="float">
            <text:p>467</text:p>
          </table:table-cell>
          <table:table-cell office:value-type="float" office:value="102123" calcext:value-type="float">
            <text:p>102123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13866" calcext:value-type="float">
            <text:p>113866</text:p>
          </table:table-cell>
          <table:table-cell office:value-type="float" office:value="533" calcext:value-type="float">
            <text:p>533</text:p>
          </table:table-cell>
          <table:table-cell office:value-type="float" office:value="104270" calcext:value-type="float">
            <text:p>104270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141310" calcext:value-type="float">
            <text:p>141310</text:p>
          </table:table-cell>
          <table:table-cell office:value-type="float" office:value="885" calcext:value-type="float">
            <text:p>885</text:p>
          </table:table-cell>
          <table:table-cell office:value-type="float" office:value="143443" calcext:value-type="float">
            <text:p>14344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79786" calcext:value-type="float">
            <text:p>179786</text:p>
          </table:table-cell>
          <table:table-cell office:value-type="float" office:value="1404" calcext:value-type="float">
            <text:p>1404</text:p>
          </table:table-cell>
          <table:table-cell office:value-type="float" office:value="167270" calcext:value-type="float">
            <text:p>167270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68243" calcext:value-type="float">
            <text:p>268243</text:p>
          </table:table-cell>
          <table:table-cell office:value-type="float" office:value="2494" calcext:value-type="float">
            <text:p>2494</text:p>
          </table:table-cell>
          <table:table-cell office:value-type="float" office:value="261590" calcext:value-type="float">
            <text:p>261590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8" table:style-name="ta1">
        <table:shapes>
          <draw:frame draw:z-index="0" draw:style-name="gr1" draw:text-style-name="P1" svg:width="12.1677in" svg:height="7.7705in" svg:x="5.7752in" svg:y="0.3972in">
            <draw:object draw:notify-on-update-of-ranges="'n=8'.A4:'n=8'.A13 'n=8'.B4:'n=8'.B13 'n=8'.A4:'n=8'.A13 'n=8'.D4:'n=8'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 table:number-columns-spanned="2" table:number-rows-spanned="1">
            <text:p>Exp. 1 (sample 200)</text:p>
          </table:table-cell>
          <table:covered-table-cell/>
          <table:table-cell office:value-type="string" calcext:value-type="string" table:number-columns-spanned="2" table:number-rows-spanned="1">
            <text:p>Exp. 2 (sample 2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1993670" calcext:value-type="float">
            <text:p>1993670</text:p>
          </table:table-cell>
          <table:table-cell office:value-type="float" office:value="471" calcext:value-type="float">
            <text:p>471</text:p>
          </table:table-cell>
          <table:table-cell office:value-type="float" office:value="2376335" calcext:value-type="float">
            <text:p>2376335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558695" calcext:value-type="float">
            <text:p>558695</text:p>
          </table:table-cell>
          <table:table-cell office:value-type="float" office:value="708" calcext:value-type="float">
            <text:p>708</text:p>
          </table:table-cell>
          <table:table-cell office:value-type="float" office:value="599170" calcext:value-type="float">
            <text:p>599170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429940" calcext:value-type="float">
            <text:p>429940</text:p>
          </table:table-cell>
          <table:table-cell office:value-type="float" office:value="908" calcext:value-type="float">
            <text:p>908</text:p>
          </table:table-cell>
          <table:table-cell office:value-type="float" office:value="397300" calcext:value-type="float">
            <text:p>397300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449610" calcext:value-type="float">
            <text:p>449610</text:p>
          </table:table-cell>
          <table:table-cell office:value-type="float" office:value="1073" calcext:value-type="float">
            <text:p>1073</text:p>
          </table:table-cell>
          <table:table-cell office:value-type="float" office:value="415590" calcext:value-type="float">
            <text:p>415590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457150" calcext:value-type="float">
            <text:p>457150</text:p>
          </table:table-cell>
          <table:table-cell office:value-type="float" office:value="1226" calcext:value-type="float">
            <text:p>1226</text:p>
          </table:table-cell>
          <table:table-cell office:value-type="float" office:value="392165" calcext:value-type="float">
            <text:p>39216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499725" calcext:value-type="float">
            <text:p>499725</text:p>
          </table:table-cell>
          <table:table-cell office:value-type="float" office:value="1487" calcext:value-type="float">
            <text:p>1487</text:p>
          </table:table-cell>
          <table:table-cell office:value-type="float" office:value="422130" calcext:value-type="float">
            <text:p>422130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390920" calcext:value-type="float">
            <text:p>390920</text:p>
          </table:table-cell>
          <table:table-cell office:value-type="float" office:value="1276" calcext:value-type="float">
            <text:p>1276</text:p>
          </table:table-cell>
          <table:table-cell office:value-type="float" office:value="480920" calcext:value-type="float">
            <text:p>480920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484180" calcext:value-type="float">
            <text:p>484180</text:p>
          </table:table-cell>
          <table:table-cell office:value-type="float" office:value="1723" calcext:value-type="float">
            <text:p>1723</text:p>
          </table:table-cell>
          <table:table-cell office:value-type="float" office:value="458205" calcext:value-type="float">
            <text:p>458205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515170" calcext:value-type="float">
            <text:p>515170</text:p>
          </table:table-cell>
          <table:table-cell office:value-type="float" office:value="1977" calcext:value-type="float">
            <text:p>1977</text:p>
          </table:table-cell>
          <table:table-cell office:value-type="float" office:value="548245" calcext:value-type="float">
            <text:p>548245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613510" calcext:value-type="float">
            <text:p>613510</text:p>
          </table:table-cell>
          <table:table-cell office:value-type="float" office:value="2544" calcext:value-type="float">
            <text:p>2544</text:p>
          </table:table-cell>
          <table:table-cell office:value-type="float" office:value="492570" calcext:value-type="float">
            <text:p>4925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814160" calcext:value-type="float">
            <text:p>814160</text:p>
          </table:table-cell>
          <table:table-cell office:value-type="float" office:value="4553" calcext:value-type="float">
            <text:p>4553</text:p>
          </table:table-cell>
          <table:table-cell office:value-type="float" office:value="823305" calcext:value-type="float">
            <text:p>823305</text:p>
          </table:table-cell>
          <table:table-cell office:value-type="float" office:value="4591" calcext:value-type="float">
            <text:p>459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264880" calcext:value-type="float">
            <text:p>1264880</text:p>
          </table:table-cell>
          <table:table-cell office:value-type="float" office:value="8807" calcext:value-type="float">
            <text:p>8807</text:p>
          </table:table-cell>
          <table:table-cell office:value-type="float" office:value="1287695" calcext:value-type="float">
            <text:p>1287695</text:p>
          </table:table-cell>
          <table:table-cell office:value-type="float" office:value="8954" calcext:value-type="float">
            <text:p>8954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035805" calcext:value-type="float">
            <text:p>2035805</text:p>
          </table:table-cell>
          <table:table-cell office:value-type="float" office:value="16866" calcext:value-type="float">
            <text:p>16866</text:p>
          </table:table-cell>
          <table:table-cell office:value-type="float" office:value="2358820" calcext:value-type="float">
            <text:p>2358820</text:p>
          </table:table-cell>
          <table:table-cell office:value-type="float" office:value="19548" calcext:value-type="float">
            <text:p>19548</text:p>
          </table:table-cell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9" table:style-name="ta1">
        <table:shapes>
          <draw:frame draw:z-index="0" draw:style-name="gr1" draw:text-style-name="P1" svg:width="6.298in" svg:height="3.5453in" svg:x="5.2465in" svg:y="0.4287in">
            <draw:object draw:notify-on-update-of-ranges="'n=9'.A4:'n=9'.A12 'n=9'.B4:'n=9'.B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 calcext:value-type="string" table:number-columns-spanned="2" table:number-rows-spanned="1">
            <text:p>Exp. 1 (sample = 1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3837590" calcext:value-type="float">
            <text:p>3837590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136800" calcext:value-type="float">
            <text:p>1136800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073530" calcext:value-type="float">
            <text:p>1073530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175700" calcext:value-type="float">
            <text:p>11757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15000" calcext:value-type="float">
            <text:p>915000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39720" calcext:value-type="float">
            <text:p>1039720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258530" calcext:value-type="float">
            <text:p>1258530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1170840" calcext:value-type="float">
            <text:p>1170840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466561" calcext:value-type="float">
            <text:p>1466561</text:p>
          </table:table-cell>
          <table:table-cell office:value-type="float" office:value="5167" calcext:value-type="float">
            <text:p>5167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511820" calcext:value-type="float">
            <text:p>1511820</text:p>
          </table:table-cell>
          <table:table-cell office:value-type="float" office:value="5695" calcext:value-type="float">
            <text:p>5695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2739360" calcext:value-type="float">
            <text:p>2739360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5712500" calcext:value-type="float">
            <text:p>5712500</text:p>
          </table:table-cell>
          <table:table-cell office:value-type="float" office:value="35998" calcext:value-type="float">
            <text:p>35998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3" table:number-rows-repeated="1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5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3:32:43.386866926</meta:creation-date>
    <meta:generator>LibreOffice/4.1.3.2$Linux_X86_64 LibreOffice_project/410m0$Build-2</meta:generator>
    <dc:date>2014-06-26T10:29:21.516706929</dc:date>
    <dc:creator>Raphaël Rieu-Helft</dc:creator>
    <meta:editing-duration>PT2H46M21S</meta:editing-duration>
    <meta:editing-cycles>13</meta:editing-cycles>
    <meta:document-statistic meta:table-count="5" meta:cell-count="2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14cm" svg:height="20.058cm" xlink:href=".." xlink:type="simple" chart:class="chart:scatter" chart:style-name="ch1">
        <chart:legend chart:legend-position="end" svg:x="30.651cm" svg:y="9.481cm" style:legend-expansion="high" chart:style-name="ch2"/>
        <chart:plot-area chart:style-name="ch3" table:cell-range-address="'n=6'.A3:'n=6'.A13 'n=6'.E3:'n=6'.F13" svg:x="1.108cm" svg:y="1.739cm" svg:width="28.227cm" svg:height="17.498cm">
          <chartooo:coordinate-region svg:x="2.47cm" svg:y="1.938cm" svg:width="26.534cm" svg:height="1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6'.E3:'n=6'.E13" chart:class="chart:scatter">
            <chart:domain table:cell-range-address="'n=6'.A3:'n=6'.A13"/>
            <chart:data-point chart:repeated="11"/>
          </chart:series>
          <chart:series chart:style-name="ch7" chart:values-cell-range-address="'n=6'.F3:'n=6'.F13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6'.A3:'n=6'.A13</svg:desc>
                </draw:g>
              </table:table-cell>
              <table:table-cell office:value-type="float" office:value="112620">
                <text:p>112620</text:p>
                <draw:g>
                  <svg:desc>'n=6'.E3:'n=6'.E13</svg:desc>
                </draw:g>
              </table:table-cell>
              <table:table-cell office:value-type="float" office:value="139342">
                <text:p>139342</text:p>
                <draw:g>
                  <svg:desc>'n=6'.F3:'n=6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05100">
                <text:p>105100</text:p>
              </table:table-cell>
              <table:table-cell office:value-type="float" office:value="104712">
                <text:p>104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9060">
                <text:p>109060</text:p>
              </table:table-cell>
              <table:table-cell office:value-type="float" office:value="103502">
                <text:p>10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0880">
                <text:p>90880</text:p>
              </table:table-cell>
              <table:table-cell office:value-type="float" office:value="90036">
                <text:p>9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84780">
                <text:p>84780</text:p>
              </table:table-cell>
              <table:table-cell office:value-type="float" office:value="95242">
                <text:p>95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00530">
                <text:p>100530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7890">
                <text:p>97890</text:p>
              </table:table-cell>
              <table:table-cell office:value-type="float" office:value="90592">
                <text:p>90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93170">
                <text:p>93170</text:p>
              </table:table-cell>
              <table:table-cell office:value-type="float" office:value="89920">
                <text:p>89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94540">
                <text:p>94540</text:p>
              </table:table-cell>
              <table:table-cell office:value-type="float" office:value="94282">
                <text:p>9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98200">
                <text:p>98200</text:p>
              </table:table-cell>
              <table:table-cell office:value-type="float" office:value="98420">
                <text:p>98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23510">
                <text:p>123510</text:p>
              </table:table-cell>
              <table:table-cell office:value-type="float" office:value="123276">
                <text:p>123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24cm" svg:height="17.263cm" xlink:href=".." xlink:type="simple" chart:class="chart:scatter" chart:style-name="ch1">
        <chart:legend chart:legend-position="end" svg:x="28.961cm" svg:y="8.083cm" style:legend-expansion="high" chart:style-name="ch2"/>
        <chart:plot-area chart:style-name="ch3" table:cell-range-address="'n=7'.A4:'n=7'.B15 'n=7'.D4:'n=7'.D15" svg:x="1.074cm" svg:y="1.515cm" svg:width="26.639cm" svg:height="14.983cm">
          <chartooo:coordinate-region svg:x="2.436cm" svg:y="1.714cm" svg:width="24.852cm" svg:height="14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7'.B4:'n=7'.B15" chart:class="chart:scatter">
            <chart:domain table:cell-range-address="'n=7'.A4:'n=7'.A15"/>
            <chart:data-point chart:repeated="12"/>
          </chart:series>
          <chart:series chart:style-name="ch7" chart:values-cell-range-address="'n=7'.D4:'n=7'.D15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7'.A4:'n=7'.A15</svg:desc>
                </draw:g>
              </table:table-cell>
              <table:table-cell office:value-type="float" office:value="147026">
                <text:p>147026</text:p>
                <draw:g>
                  <svg:desc>'n=7'.B4:'n=7'.B15</svg:desc>
                </draw:g>
              </table:table-cell>
              <table:table-cell office:value-type="float" office:value="132386">
                <text:p>132386</text:p>
                <draw:g>
                  <svg:desc>'n=7'.D4:'n=7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20133">
                <text:p>120133</text:p>
              </table:table-cell>
              <table:table-cell office:value-type="float" office:value="113760">
                <text:p>113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5230">
                <text:p>105230</text:p>
              </table:table-cell>
              <table:table-cell office:value-type="float" office:value="107020">
                <text:p>107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9540">
                <text:p>99540</text:p>
              </table:table-cell>
              <table:table-cell office:value-type="float" office:value="110686">
                <text:p>110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08840">
                <text:p>108840</text:p>
              </table:table-cell>
              <table:table-cell office:value-type="float" office:value="102070">
                <text:p>102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11673">
                <text:p>111673</text:p>
              </table:table-cell>
              <table:table-cell office:value-type="float" office:value="102583">
                <text:p>102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9153">
                <text:p>99153</text:p>
              </table:table-cell>
              <table:table-cell office:value-type="float" office:value="111173">
                <text:p>111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07310">
                <text:p>107310</text:p>
              </table:table-cell>
              <table:table-cell office:value-type="float" office:value="102123">
                <text:p>102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113866">
                <text:p>113866</text:p>
              </table:table-cell>
              <table:table-cell office:value-type="float" office:value="104270">
                <text:p>104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141310">
                <text:p>141310</text:p>
              </table:table-cell>
              <table:table-cell office:value-type="float" office:value="143443">
                <text:p>143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79786">
                <text:p>179786</text:p>
              </table:table-cell>
              <table:table-cell office:value-type="float" office:value="167270">
                <text:p>167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268243">
                <text:p>268243</text:p>
              </table:table-cell>
              <table:table-cell office:value-type="float" office:value="261590">
                <text:p>2615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07cm" svg:height="19.738cm" xlink:href=".." xlink:type="simple" chart:class="chart:scatter" chart:style-name="ch1">
        <chart:legend chart:legend-position="end" svg:x="28.644cm" svg:y="9.321cm" style:legend-expansion="high" chart:style-name="ch2"/>
        <chart:plot-area chart:style-name="ch3" table:cell-range-address="'n=8'.A4:'n=8'.B13 'n=8'.D4:'n=8'.D13" svg:x="1.068cm" svg:y="1.711cm" svg:width="26.34cm" svg:height="17.213cm">
          <chartooo:coordinate-region svg:x="2.431cm" svg:y="1.91cm" svg:width="24.552cm" svg:height="1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8'.B4:'n=8'.B13" chart:class="chart:scatter">
            <chart:domain table:cell-range-address="'n=8'.A4:'n=8'.A13"/>
            <chart:data-point chart:repeated="10"/>
          </chart:series>
          <chart:series chart:style-name="ch7" chart:values-cell-range-address="'n=8'.D4:'n=8'.D1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8'.A4:'n=8'.A13</svg:desc>
                </draw:g>
              </table:table-cell>
              <table:table-cell office:value-type="float" office:value="558695">
                <text:p>558695</text:p>
                <draw:g>
                  <svg:desc>'n=8'.B4:'n=8'.B13</svg:desc>
                </draw:g>
              </table:table-cell>
              <table:table-cell office:value-type="float" office:value="599170">
                <text:p>599170</text:p>
                <draw:g>
                  <svg:desc>'n=8'.D4:'n=8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429940">
                <text:p>429940</text:p>
              </table:table-cell>
              <table:table-cell office:value-type="float" office:value="397300">
                <text:p>397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449610">
                <text:p>449610</text:p>
              </table:table-cell>
              <table:table-cell office:value-type="float" office:value="415590">
                <text:p>4155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457150">
                <text:p>457150</text:p>
              </table:table-cell>
              <table:table-cell office:value-type="float" office:value="392165">
                <text:p>392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499725">
                <text:p>499725</text:p>
              </table:table-cell>
              <table:table-cell office:value-type="float" office:value="422130">
                <text:p>422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390920">
                <text:p>390920</text:p>
              </table:table-cell>
              <table:table-cell office:value-type="float" office:value="480920">
                <text:p>480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484180">
                <text:p>484180</text:p>
              </table:table-cell>
              <table:table-cell office:value-type="float" office:value="458205">
                <text:p>45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515170">
                <text:p>515170</text:p>
              </table:table-cell>
              <table:table-cell office:value-type="float" office:value="548245">
                <text:p>548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613510">
                <text:p>613510</text:p>
              </table:table-cell>
              <table:table-cell office:value-type="float" office:value="492570">
                <text:p>492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814160">
                <text:p>814160</text:p>
              </table:table-cell>
              <table:table-cell office:value-type="float" office:value="823305">
                <text:p>8233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'n=9'.A4:'n=9'.B12" svg:x="0.769cm" svg:y="0.855cm" svg:width="12.328cm" svg:height="7.551cm">
          <chartooo:coordinate-region svg:x="2.316cm" svg:y="1.054cm" svg:width="10.356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9'.B4:'n=9'.B12" chart:class="chart:scatter">
            <chart:domain table:cell-range-address="'n=9'.A4:'n=9'.A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9'.A4:'n=9'.A12</svg:desc>
                </draw:g>
              </table:table-cell>
              <table:table-cell office:value-type="float" office:value="1136800">
                <text:p>1136800</text:p>
                <draw:g>
                  <svg:desc>'n=9'.B4:'n=9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073530">
                <text:p>1073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175700">
                <text:p>1175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15000">
                <text:p>91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039720">
                <text:p>1039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258530">
                <text:p>1258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1170840">
                <text:p>11708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466561">
                <text:p>146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1511820">
                <text:p>15118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